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halkduster" svg:font-family="Chalkduster"/>
    <style:font-face style:name="Helvetica" svg:font-family="Helvetica" style:font-family-generic="swiss"/>
    <style:font-face style:name="Helvetica-Light" svg:font-family="Helvetica-Light"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3pt" fo:letter-spacing="normal" style:text-underline-style="none" style:letter-kerning="false" style:font-name-asian="Helvetica" style:font-size-asian="13pt" style:font-name-complex="Helvetica" style:font-size-complex="13pt"/>
    </style:style>
    <style:style style:name="P2"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Chalkduster" fo:font-size="40pt" fo:letter-spacing="normal" style:text-underline-style="none" style:letter-kerning="false" style:font-name-asian="Chalkduster" style:font-size-asian="40pt" style:font-name-complex="Chalkduster" style:font-size-complex="40pt"/>
    </style:style>
    <style:style style:name="P3" style:family="paragraph" style:parent-style-name="Standard">
      <style:paragraph-properties fo:margin-top="0cm" fo:margin-bottom="0.635cm"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3pt" fo:letter-spacing="normal" style:text-underline-style="none" style:letter-kerning="false" style:font-name-asian="Helvetica" style:font-size-asian="13pt" style:font-name-complex="Helvetica" style:font-size-complex="13pt"/>
    </style:style>
    <style:style style:name="P4" style:family="paragraph" style:parent-style-name="Standard">
      <style:paragraph-properties fo:margin-top="0cm" fo:margin-bottom="0.071cm" fo:line-height="120%"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Light" fo:font-size="14pt" fo:letter-spacing="0.009cm" style:text-underline-style="none" style:letter-kerning="true" style:font-name-asian="Helvetica-Light" style:font-size-asian="14pt" style:font-name-complex="Helvetica-Light" style:font-size-complex="14pt"/>
    </style:style>
    <style:style style:name="P5"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style:text-underline-style="none" style:letter-kerning="false" style:font-name-asian="Helvetica" style:font-size-asian="12pt" style:font-name-complex="Helvetica" style:font-size-complex="12pt"/>
    </style:style>
    <style:style style:name="P6" style:family="paragraph" style:parent-style-name="Standard">
      <style:paragraph-properties style:text-autospace="none"/>
      <style:text-properties fo:font-size="12pt" style:font-size-asian="12pt" style:font-size-complex="12pt"/>
    </style:style>
    <style:style style:name="T1" style:family="text">
      <style:text-properties fo:color="#000000" style:text-outline="false" style:text-position="0% 100%" style:font-name="Helvetica" fo:letter-spacing="normal" style:text-underline-style="none" style:letter-kerning="false" style:font-name-asian="Helvetica" style:font-name-complex="Helveti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usikkavisen «Tungrocken»</text:p>
      <text:p text:style-name="P3"/>
      <text:p text:style-name="P4">Prosjekt Gruppe 7 – Scenariobeskrivelse </text:p>
      <text:p text:style-name="P4">ID202912 Datamodellering og databaseapplikasjoner 2015</text:p>
      <text:p text:style-name="P1"/>
      <text:p text:style-name="P1"/>
      <text:p text:style-name="P5">«Tungrocken» er en (fiktiv) nettbasert musikkavis, som tar mål av seg å informere og opplyse folket om musikk, og da primært rock av tyngre sort. Folkene bak er fire unge og lovende musikkelskere, som er engasjerte og brenner for det de holder på med. Avisen har eksistert i noen år, men hittil bare som en tynn papiravis som kommer ut noen få ganger i året. Det har også vært en noe sporadisk frekvens i utgivelsene. Tidligere så har avisen vært reklamefinansiert, men en vil nå endre dette til at brukerene må betale for tilgang til innholdet. </text:p>
      <text:p text:style-name="P5"/>
      <text:p text:style-name="P5">Siden dette er en nettbasert musikkavis, er det primært musikkinteresserte personer som er målgruppen. Løsningen lages for brukere som aktivt selv oppsøker og vil tilegne seg informasjon av denne typen.</text:p>
      <text:p text:style-name="P5"/>
      <text:p text:style-name="P5">Oppdraget vårt å få en nettbasert musikkavis opp og gå. Den skal presentere artikler med nyheter, konsertanmeldelser osv. I tillegg til dette skal det være kommentarfelt under artiklene, slik at brukerene kan bidra i diskusjonen, komme med tilleggsinformasjon, synspunkter eller kritikk. Det vil være mulig å gi respons på både artikler og kommentarer, med såkalte «likerklikk».</text:p>
      <text:p text:style-name="P5"/>
      <text:p text:style-name="P5">Nettsiden vil ha fire typer brukere. Vi har på toppen en administrator som har det overordnede ansvar, og som har alle rettigheter når det kommer til skrive/lese, men også tilgang til brukerkontroll etc.</text:p>
      <text:p text:style-name="P5">Under der har vi «journalist», som har skrive- og leserettigheter. Det er denne typen bruker som har ansvaret for publisering og vedlikehold av innholdet.</text:p>
      <text:p text:style-name="P5">Videre har vi en såkalt «betalende bruker», som har leserettigheter på innhold, og som også skal ha mulighet til å bidra med kommentarer. Siste nivå er en «gjest», som kun har leserettigheter på deler av innholdet, men kan ikke bidra med noe selv. Sålenge brukeren ikke er pålogget, blir den ansett som «gjest».</text:p>
      <text:p text:style-name="P5">Dette er tenkt å fungere slik at om en gjest åpner nettsiden, så vil han kunne få tilgang til fremsiden til avisen. Der vil det finnes en oversikt over siste artikler, samt arkiv. Men så lenge en bruker ikke er pålogget, og anses som «gjest», så vil en ikke få tilgang til artiklene. </text:p>
      <text:p text:style-name="P5"/>
      <text:p text:style-name="P5">Tilgangsrettighetene vil bli sjekket ved pålogging. Da er det visse kriterier som blir satt for bruker, som for eksempel om bruker er admin, eller har rett til å lese/kommentere. Disse kriteriene satt på hver bruker styrer hva en har tilgang på. </text:p>
      <text:p text:style-name="P5">For betalende brukere, så vil de for eksempel ha tilgang til det kjøpte innholdet frem til en gitt dato, da abonnementet går ut (så lenge det ikke blir fornyet…). Ved pålogging vil dagens dato bli sjekket opp mot denne datoen, for å se om en betalende bruker fremdeles har et gyldig abonnement eller ikke. Derfor så kan det i visse tilfeller være slik at det vi kaller en «betalende bruker» likevel ikke skal ha tilgang til innhold, fordi dens abonnement er utgått. Denne datosjekken vil ikke bli gjennomført for brukere av typen «journalist».</text:p>
      <text:p text:style-name="P5"/>
      <text:p text:style-name="P6"><text:span text:style-name="T1">Nettsiden ellers vil være nokså enkel i oppbyggingen. Det vil ikke bli brukt store ressurser </text:span><text:soft-page-break/><text:span text:style-name="T1">på design og utforming på dette prosjektet, da det i sitt formål er viktigst med oppbygging av database, samt kommunikasjon mellom base og netts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halkduster" svg:font-family="Chalkduster"/>
    <style:font-face style:name="Helvetica" svg:font-family="Helvetica" style:font-family-generic="swiss"/>
    <style:font-face style:name="Helvetica-Light" svg:font-family="Helvetica-Light"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ndre Sjøholt</meta:initial-creator>
    <meta:creation-date>2015-08-31T10:36:37</meta:creation-date>
    <dc:date>2015-08-31T10:47:23</dc:date>
    <dc:creator>Sindre Sjøholt</dc:creator>
    <meta:editing-duration>PT5M58S</meta:editing-duration>
    <meta:editing-cycles>4</meta:editing-cycles>
    <meta:generator>OpenOffice/4.1.1$Unix OpenOffice.org_project/411m6$Build-9775</meta:generator>
    <meta:document-statistic meta:table-count="0" meta:image-count="0" meta:object-count="0" meta:page-count="2" meta:paragraph-count="13" meta:word-count="530" meta:character-count="3227"/>
  </office:meta>
</office:document-meta>
</file>